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variant="normal" fo:text-transform="none" fo:color="#555555" style:font-name="Liberation Serif" fo:font-size="28.7999992370605pt" fo:letter-spacing="-0.034cm" fo:font-style="normal" fo:font-weight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/>
    </style:style>
    <style:style style:name="P3" style:family="paragraph" style:parent-style-name="Text_20_body">
      <style:paragraph-properties fo:margin-left="0cm" fo:margin-right="0cm" fo:margin-top="0cm" fo:margin-bottom="0.677cm" loext:contextual-spacing="false" fo:text-align="justify" style:justify-single-word="false" fo:orphans="2" fo:widows="2" fo:text-indent="0cm" style:auto-text-indent="false"/>
      <style:text-properties fo:font-variant="normal" fo:text-transform="none" fo:color="#555555" style:font-name="Liberation Serif" fo:font-size="12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677cm" loext:contextual-spacing="false" fo:text-align="justify" style:justify-single-word="false" fo:orphans="2" fo:widows="2" fo:text-indent="0cm" style:auto-text-indent="false"/>
      <style:text-properties officeooo:paragraph-rsid="000ca96d"/>
    </style:style>
    <style:style style:name="P5" style:family="paragraph" style:parent-style-name="Text_20_body">
      <style:paragraph-properties fo:margin-left="0cm" fo:margin-right="0cm" fo:margin-top="0cm" fo:margin-bottom="0.677cm" loext:contextual-spacing="false" fo:text-align="justify" style:justify-single-word="false" fo:orphans="2" fo:widows="2" fo:text-indent="0cm" style:auto-text-indent="false"/>
      <style:text-properties fo:font-variant="normal" fo:text-transform="none" fo:color="#555555" style:font-name="Liberation Serif" fo:font-size="12.5pt" fo:letter-spacing="normal" fo:font-style="normal" fo:font-weight="normal" officeooo:paragraph-rsid="000d09ea"/>
    </style:style>
    <style:style style:name="T1" style:family="text">
      <style:text-properties fo:font-variant="normal" fo:text-transform="none" fo:color="#555555" style:font-name="Liberation Serif" fo:font-size="12.5pt" fo:letter-spacing="normal" fo:font-style="normal" fo:font-weight="normal"/>
    </style:style>
    <style:style style:name="T2" style:family="text">
      <style:text-properties fo:font-variant="normal" fo:text-transform="none" fo:color="#555555" style:font-name="Liberation Serif" fo:font-size="12.5pt" fo:letter-spacing="normal" fo:font-style="normal" fo:font-weight="normal" officeooo:rsid="000ca96d"/>
    </style:style>
    <style:style style:name="T3" style:family="text">
      <style:text-properties fo:font-variant="normal" fo:text-transform="none" fo:color="#555555" style:font-name="Liberation Serif" fo:font-size="12.5pt" fo:letter-spacing="normal" fo:font-style="normal" fo:font-weight="normal" officeooo:rsid="000d09ea"/>
    </style:style>
    <style:style style:name="T4" style:family="text">
      <style:text-properties officeooo:rsid="000ca96d"/>
    </style:style>
    <style:style style:name="T5" style:family="text">
      <style:text-properties officeooo:rsid="000d09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4">С</text:span>оглашени<text:span text:style-name="T4">е</text:span> на обработку <text:span text:style-name="T4">персональных </text:span>данных:</text:h>
      <text:p text:style-name="P3"/>
      <text:p text:style-name="P5">Настоящим в соответствии с Федеральным законом № 152-ФЗ «О персональных данных» от 27.07.2006 года Вы подтверждаете свое согласие на обработку компани<text:span text:style-name="T4">е</text:span>й "<text:span text:style-name="T4">Смысловые машины</text:span>" персональных данных: сбор, систематизацию, накопление, хранение, уточнение (обновление, изменение), использование, передачу исключительно в целях продажи программного обеспечения на Ваше имя, как это описано ниже, блокирование, обезличивание, уничтожение.</text:p>
      <text:p text:style-name="P5"><text:span text:style-name="T5">К</text:span>омпани<text:span text:style-name="T5">я</text:span> "<text:span text:style-name="T4">Смысловые машины</text:span>" гарантирует конфиденциальность получаемой информации. Обработка персональных данных осуществляется в целях эффективного исполнения заказов, договоров и иных обязательств, принятых компани<text:span text:style-name="T4">е</text:span>й "<text:span text:style-name="T4">Смысловые машины</text:span>" в качестве обязательных к исполнению.</text:p>
      <text:p text:style-name="P5">В случае необходимости предоставления Ваших персональных данных правообладателю, дистрибьютору или реселлеру программного обеспечения в целях регистрации программного обеспечения на ваше имя, вы да<text:span text:style-name="T5">е</text:span>те согласие на передачу ваших персональных данных. <text:span text:style-name="T5">К</text:span>омпан<text:span text:style-name="T5">ия</text:span> "<text:span text:style-name="T4">Смысловые машины</text:span>" гарантирует, что правообладатель, дистрибьютор или реселлер программного обеспечения осуществляет защиту персональных данных на условиях, аналогичных изложенным в Политике конфиденциальности персональных данных.</text:p>
      <text:p text:style-name="P3">Настоящее согласие распространяется на следующие Ваши персональные данные: фамилия, имя и отчество, адрес электронной почты, почтовый адрес доставки заказов, контактный телефон, плат<text:span text:style-name="T5">е</text:span>жные реквизиты.</text:p>
      <text:p text:style-name="P3">Срок действия согласия является неограниченным. Вы можете в любой момент отозвать настоящее согласие, направив письменное уведомлени<text:span text:style-name="T4">е</text:span> на адрес: <text:span text:style-name="T4">167026 Республика Коми, г. Сыктывкар, пр-т Бумажников, д. 35, кв. </text:span><text:s/>с пометкой «Отзыв согласия на обработку персональных данных».</text:p>
      <text:p text:style-name="P4"><text:span text:style-name="T1">Обращаем ваше внимание, что отзыв согласия на обработку персональных данных влеч</text:span><text:span text:style-name="T3">е</text:span><text:span text:style-name="T1">т за собой удаление Вашей уч</text:span><text:span text:style-name="T3">е</text:span><text:span text:style-name="T1">тной записи с Интернет-сайта (</text:span><text:a xlink:type="simple" xlink:href="http://time-control.ru/" text:style-name="Internet_20_link" text:visited-style-name="Visited_20_Internet_20_Link">http://</text:a><text:a xlink:type="simple" xlink:href="http://time-control.ru/" text:style-name="Internet_20_link" text:visited-style-name="Visited_20_Internet_20_Link">.ru</text:a><text:span text:style-name="T1">), а также уничтожение записей, содержащих ваши персональные данные, в системах обработки персональных данных компани</text:span><text:span text:style-name="T3">и</text:span><text:span text:style-name="T1"> "</text:span><text:span text:style-name="T2">Смысловые машины</text:span><text:span text:style-name="T1">", что может сделать невозможным пользование интернет-сервисами компани</text:span><text:span text:style-name="T2">и </text:span><text:span text:style-name="T1">"</text:span><text:span text:style-name="T2">Смысловые машины</text:span><text:span text:style-name="T1">".</text:span></text:p>
      <text:p text:style-name="P3"><text:soft-page-break/>Гарантирую, что представленная мной информация является полной, точной и достоверной, а также что при представлении информации не нарушаются действующее законодательство Российской Федерации, законные права и интересы третьих лиц. Вся представленная информация заполнена мною в отношении себя лично.</text:p>
      <text:p text:style-name="P3">Настоящее согласие действует в течение всего периода хранения персональных данных, если иное не предусмотрено законодательством Российской Федераци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24:39.659689125</meta:creation-date>
    <dc:date>2017-11-13T16:34:03.664331437</dc:date>
    <meta:editing-duration>PT8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295" meta:character-count="2529" meta:non-whitespace-character-count="2242"/>
  </office:meta>
</office:document-meta>
</file>